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96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18.85pt"/>
    </style:style>
    <style:style style:name="co7" style:family="table-column">
      <style:table-column-properties fo:break-before="auto" style:column-width="13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69b4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>
      <style:table-cell-properties fo:background-color="#ff6347"/>
    </style:style>
    <style:style style:name="ce41" style:family="table-cell" style:parent-style-name="Default">
      <style:table-cell-properties fo:background-color="#9acd32"/>
    </style:style>
    <style:style style:name="ce42" style:family="table-cell" style:parent-style-name="Default">
      <style:table-cell-properties fo:background-color="#1e90ff"/>
    </style:style>
    <style:style style:name="ce43" style:family="table-cell" style:parent-style-name="Default">
      <style:table-cell-properties fo:background-color="#006400"/>
    </style:style>
    <style:style style:name="ce44" style:family="table-cell" style:parent-style-name="Default">
      <style:table-cell-properties fo:background-color="#d3d3d3"/>
    </style:style>
    <style:style style:name="ce4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ffb6c1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1493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ff1493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48d1cc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ff69b4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6347"/>
    </style:style>
    <style:style style:name="ce22" style:family="table-cell" style:parent-style-name="Default">
      <style:table-cell-properties fo:background-color="#9acd32"/>
    </style:style>
    <style:style style:name="ce26" style:family="table-cell" style:parent-style-name="Default">
      <style:table-cell-properties fo:background-color="#1e90ff"/>
    </style:style>
    <style:style style:name="ce27" style:family="table-cell" style:parent-style-name="Default">
      <style:table-cell-properties fo:background-color="#006400"/>
    </style:style>
    <style:style style:name="ce28" style:family="table-cell" style:parent-style-name="Default">
      <style:table-cell-properties fo:background-color="#d3d3d3"/>
    </style:style>
    <style:style style:name="ce17" style:family="table-cell" style:parent-style-name="Default">
      <style:table-cell-properties fo:background-color="#a9a9a9"/>
    </style:style>
    <style:style style:name="ce3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b6c1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a9a9a9" style:text-align-source="fix" style:repeat-content="false" fo:border="none"/>
      <style:paragraph-properties fo:text-align="center" fo:margin-left="0pt"/>
    </style:style>
    <style:style style:name="ce35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a9a9a9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b6c1"/>
    </style:style>
    <style:style style:name="ce24" style:family="table-cell" style:parent-style-name="Default">
      <style:table-cell-properties fo:background-color="#98fb98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9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1493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1493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fo:background-color="#48d1cc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6]*[.I3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6:.G6])*[.I4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6:.G6])*[.I5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table:formula="of:=SUM([.J3:.J5])"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2]*[.I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12:.F12])*[.I10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12:.G12])*[.I11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formula="of:=SUM([.J9:.J11])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D18])*[.I15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8:.E18])*[.I16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8:.F18])*[.I17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formula="of:=SUM([.J15:.J17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B25])*[.I2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25:.E25])*[.I23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25:.F25])*[.I24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formula="of:=SUM([.J22:.J24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28]*[.F3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9]*SUM([.C32:.F32])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30]*SUM([.B32:.C32])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formula="of:=SUM([.J28:.J30])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default-cell-style-name="ce17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9" table:default-cell-style-name="Default"/>
        <table:table-column table:style-name="co1" table:number-columns-repeated="1003" table:default-cell-style-name="Default"/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11:.U11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]*[.X3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E11:.U11])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]*[.X4]" office:value-type="float" office:value="92" calcext:value-type="float">
            <text:p>92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11:.T11])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]*[.X5]" office:value-type="float" office:value="100" calcext:value-type="float">
            <text:p>10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7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I11:.L11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6]*[.X6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B11:.T11])" office:value-type="float" office:value="25" calcext:value-type="float">
            <text:p>25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]*[.X7]" office:value-type="float" office:value="125" calcext:value-type="float">
            <text:p>125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/>
          <table:table-cell table:number-columns-repeated="5" table:style-name="ce35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C11:.G11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8]*[.X8]" office:value-type="float" office:value="280" calcext:value-type="float">
            <text:p>280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11:.Q11])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9]*[.X9]" office:value-type="float" office:value="64" calcext:value-type="float">
            <text:p>64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11:.P11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10]*[.X10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table:number-columns-repeated="20"/>
          <table:table-cell table:style-name="ce17"/>
          <table:table-cell table:style-name="ce17" table:formula="of:=SUM([.W3:.W10])" office:value-type="float" office:value="118" calcext:value-type="float">
            <text:p>118</text:p>
          </table:table-cell>
          <table:table-cell table:style-name="ce17"/>
          <table:table-cell table:style-name="ce17" table:formula="of:=SUM([.Y3:.Y10])" office:value-type="float" office:value="961" calcext:value-type="float">
            <text:p>961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number-columns-repeated="12" table:style-name="ce29" office:value-type="float" office:value="0" calcext:value-type="float">
            <text:p>0</text:p>
          </table:table-cell>
          <table:table-cell table:number-columns-repeated="8" table:style-name="ce29" office:value-type="float" office:value="1" calcext:value-type="float">
            <text:p>1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1002"/>
        </table:table-row>
        <table:table-row table:style-name="ro1" table:number-rows-repeated="4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28:.U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0]*[.X20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D28:.U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1]*[.X21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28:.T28])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2]*[.X22]" office:value-type="float" office:value="15" calcext:value-type="float">
            <text:p>15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H28:.L28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3]*[.X23]" office:value-type="float" office:value="5" calcext:value-type="float">
            <text:p>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C28:.T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4]*[.X24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25"/>
          <table:table-cell table:number-columns-repeated="3" table:style-name="ce35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B28:.G28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5]*[.X25]" office:value-type="float" office:value="6" calcext:value-type="float">
            <text:p>6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28:.Q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6]*[.X26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28:.P28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7]*[.X27]" office:value-type="float" office:value="4" calcext:value-type="float">
            <text:p>4</text:p>
          </table:table-cell>
          <table:table-cell table:style-name="ce17" table:number-columns-repeated="999"/>
        </table:table-row>
        <table:table-row table:style-name="ro1">
          <table:table-cell/>
          <table:table-cell table:number-columns-repeated="20"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/>
          <table:table-cell table:style-name="ce17" table:formula="of:=SUM([.W20:.W27])" office:value-type="float" office:value="88" calcext:value-type="float">
            <text:p>88</text:p>
          </table:table-cell>
          <table:table-cell table:style-name="ce17"/>
          <table:table-cell table:style-name="ce17" table:formula="of:=SUM([.Y20:.Y27])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R42];[.P42];[.N42];[.L42];[.K42])" office:value-type="float" office:value="12" calcext:value-type="float">
            <text:p>1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4]*[.X34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O42];[.N42];[.L42];[.H42];[.G42];[.F42];[.E42];[.D42])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35]*[.X35]" office:value-type="float" office:value="60" calcext:value-type="float">
            <text:p>60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T42];[.S42];[.Q42];[.O42];[.N42];[.H42];[.G42];[.F42])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6]*[.X36]" office:value-type="float" office:value="50" calcext:value-type="float">
            <text:p>5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L42];[.K42];[.I42];[.H42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7]*[.X37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T42];[.O42];[.N42];[.J42];[.I42];[.F42];[.D42];[.C42])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8]*[.X38]" office:value-type="float" office:value="45" calcext:value-type="float">
            <text:p>45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25"/>
          <table:table-cell table:number-columns-repeated="3" table:style-name="ce35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;[.G42];[.F42];[.E42];[.C42];[.B42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39]*[.X39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Q42];[.O42];[.N42];[.G42])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0]*[.X40]" office:value-type="float" office:value="20" calcext:value-type="float">
            <text:p>20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42:.P42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41]*[.X41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34:.W41])" office:value-type="float" office:value="70" calcext:value-type="float">
            <text:p>70</text:p>
          </table:table-cell>
          <table:table-cell table:style-name="ce17"/>
          <table:table-cell table:style-name="ce17" table:formula="of:=SUM([.Y34:.Y41])" office:value-type="float" office:value="725" calcext:value-type="float">
            <text:p>72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0" office:value-type="string" calcext:value-type="string">
            <text:p>ROBINSON</text:p>
          </table:table-cell>
          <table:table-cell table:style-name="ce20" table:number-columns-repeated="2"/>
          <table:table-cell table:style-name="ce17" table:number-columns-repeated="1020"/>
        </table:table-row>
        <table:table-row table:style-name="ro1">
          <table:table-cell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14" office:value-type="string" calcext:value-type="string">
            <text:p>count</text:p>
          </table:table-cell>
          <table:table-cell table:style-name="ce17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 table:formula="of:=SUM([.B46:.U46])" office:value-type="float" office:value="8" calcext:value-type="float">
            <text:p>8</text:p>
          </table:table-cell>
          <table:table-cell table:style-name="ce17" table:formula="of:=SUM([.B54:.K54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46]*[.X46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 table:formula="of:=SUM([.B47:.U47])" office:value-type="float" office:value="11" calcext:value-type="float">
            <text:p>11</text:p>
          </table:table-cell>
          <table:table-cell table:style-name="ce17" table:formula="of:=SUM([.C54:.R54])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7]*[.X47]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 table:formula="of:=SUM([.B48:.U48])" office:value-type="float" office:value="8" calcext:value-type="float">
            <text:p>8</text:p>
          </table:table-cell>
          <table:table-cell table:style-name="ce17" table:formula="of:=SUM([.F54:.Q54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8]*[.X48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7" table:formula="of:=SUM([.B49:.U49])" office:value-type="float" office:value="4" calcext:value-type="float">
            <text:p>4</text:p>
          </table:table-cell>
          <table:table-cell table:style-name="ce17" table:formula="of:=SUM([.D54:.H54])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9]*[.X49]" office:value-type="float" office:value="35" calcext:value-type="float">
            <text:p>3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table:number-columns-repeated="6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17" table:formula="of:=SUM([.B50:.U50])" office:value-type="float" office:value="8" calcext:value-type="float">
            <text:p>8</text:p>
          </table:table-cell>
          <table:table-cell table:style-name="ce23" table:formula="of:=SUM([.H54:.U54])" office:value-type="float" office:value="18" calcext:value-type="float">
            <text:p>18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0]*[.X50]" office:value-type="float" office:value="90" calcext:value-type="float">
            <text:p>90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number-columns-repeated="14"/>
          <table:table-cell table:number-columns-repeated="5" table:style-name="ce35" office:value-type="float" office:value="1" calcext:value-type="float">
            <text:p>1</text:p>
          </table:table-cell>
          <table:table-cell table:style-name="ce25"/>
          <table:table-cell table:style-name="ce17" table:formula="of:=SUM([.B51:.U51])" office:value-type="float" office:value="5" calcext:value-type="float">
            <text:p>5</text:p>
          </table:table-cell>
          <table:table-cell table:style-name="ce24" table:formula="of:=SUM([.P54:.T54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51]*[.X51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 table:formula="of:=SUM([.B52:.U52])" office:value-type="float" office:value="4" calcext:value-type="float">
            <text:p>4</text:p>
          </table:table-cell>
          <table:table-cell table:style-name="ce17" table:formula="of:=SUM([.K54:.P54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52]*[.X52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 table:formula="of:=SUM([.B53:.U53])" office:value-type="float" office:value="4" calcext:value-type="float">
            <text:p>4</text:p>
          </table:table-cell>
          <table:table-cell table:style-name="ce17" table:formula="of:=SUM([.J54:.M54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53]*[.X53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46:.W53])" office:value-type="float" office:value="98" calcext:value-type="float">
            <text:p>98</text:p>
          </table:table-cell>
          <table:table-cell table:style-name="ce17"/>
          <table:table-cell table:style-name="ce17" table:formula="of:=SUM([.Y46:.Y53])" office:value-type="float" office:value="871" calcext:value-type="float">
            <text:p>871</text:p>
          </table:table-cell>
          <table:table-cell table:style-name="ce17" table:number-columns-repeated="999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formula="of:=SUM([.B54:.U54])" office:value-type="float" office:value="27" calcext:value-type="float">
            <text:p>27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7" table:formula="of:=[.C58]*[.$B$58]" office:value-type="float" office:value="270" calcext:value-type="float">
            <text:p>270</text:p>
          </table:table-cell>
          <table:table-cell table:style-name="ce17" table:formula="of:=SUM([.E58:.E65])" office:value-type="float" office:value="2511" calcext:value-type="float">
            <text:p>2511</text:p>
          </table:table-cell>
          <table:table-cell table:style-name="ce17" table:number-columns-repeated="1018"/>
        </table:table-row>
        <table:table-row table:style-name="ro1">
          <table:table-cell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table:formula="of:=[.C59]*[.$B$58]" office:value-type="float" office:value="108" calcext:value-type="float">
            <text:p>108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0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1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2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table:formula="of:=[.C63]*[.$B$58]" office:value-type="float" office:value="1080" calcext:value-type="float">
            <text:p>1080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table:formula="of:=[.C64]*[.$B$58]" office:value-type="float" office:value="108" calcext:value-type="float">
            <text:p>108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table:formula="of:=[.C65]*[.$B$58]" office:value-type="float" office:value="540" calcext:value-type="float">
            <text:p>540</text:p>
          </table:table-cell>
          <table:table-cell table:style-name="ce17" table:number-columns-repeated="1019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17" table:number-columns-repeated="1003"/>
        </table:table-row>
        <table:table-row table:style-name="ro1">
          <table:table-cell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 table:formula="of:=SUM([.B69:.U69])" office:value-type="float" office:value="8" calcext:value-type="float">
            <text:p>8</text:p>
          </table:table-cell>
          <table:table-cell table:style-name="ce17" table:formula="of:=SUM([.B77:.K77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69]*[.X69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 table:formula="of:=SUM([.B70:.U70])" office:value-type="float" office:value="11" calcext:value-type="float">
            <text:p>11</text:p>
          </table:table-cell>
          <table:table-cell table:style-name="ce17" table:formula="of:=SUM([.C77:.R77])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0]*[.X70]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 table:formula="of:=SUM([.B71:.U71])" office:value-type="float" office:value="8" calcext:value-type="float">
            <text:p>8</text:p>
          </table:table-cell>
          <table:table-cell table:style-name="ce17" table:formula="of:=SUM([.F77:.Q77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1]*[.X71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2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7" table:formula="of:=SUM([.B72:.U72])" office:value-type="float" office:value="4" calcext:value-type="float">
            <text:p>4</text:p>
          </table:table-cell>
          <table:table-cell table:style-name="ce17" table:formula="of:=SUM([.D77:.G77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2]*[.X72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5"/>
          <table:table-cell table:number-columns-repeated="2" table:style-name="ce33" office:value-type="float" office:value="1" calcext:value-type="float">
            <text:p>1</text:p>
          </table:table-cell>
          <table:table-cell table:style-name="ce25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17" table:formula="of:=SUM([.B73:.U73])" office:value-type="float" office:value="8" calcext:value-type="float">
            <text:p>8</text:p>
          </table:table-cell>
          <table:table-cell table:style-name="ce23" table:formula="of:=SUM([.G77:.U77])" office:value-type="float" office:value="19" calcext:value-type="float">
            <text:p>1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3]*[.X73]" office:value-type="float" office:value="95" calcext:value-type="float">
            <text:p>9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14"/>
          <table:table-cell table:number-columns-repeated="5" table:style-name="ce35" office:value-type="float" office:value="1" calcext:value-type="float">
            <text:p>1</text:p>
          </table:table-cell>
          <table:table-cell table:style-name="ce25"/>
          <table:table-cell table:style-name="ce17" table:formula="of:=SUM([.B74:.U74])" office:value-type="float" office:value="5" calcext:value-type="float">
            <text:p>5</text:p>
          </table:table-cell>
          <table:table-cell table:style-name="ce24" table:formula="of:=SUM([.P77:.T77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74]*[.X74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 table:formula="of:=SUM([.B75:.U75])" office:value-type="float" office:value="4" calcext:value-type="float">
            <text:p>4</text:p>
          </table:table-cell>
          <table:table-cell table:style-name="ce17" table:formula="of:=SUM([.K77:.P77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5]*[.X75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 table:formula="of:=SUM([.B76:.U76])" office:value-type="float" office:value="4" calcext:value-type="float">
            <text:p>4</text:p>
          </table:table-cell>
          <table:table-cell table:style-name="ce17" table:formula="of:=SUM([.J77:.M77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76]*[.X76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69:.W76])" office:value-type="float" office:value="98" calcext:value-type="float">
            <text:p>98</text:p>
          </table:table-cell>
          <table:table-cell table:style-name="ce17"/>
          <table:table-cell table:style-name="ce17" table:formula="of:=SUM([.Y69:.Y76])" office:value-type="float" office:value="871" calcext:value-type="float">
            <text:p>871</text:p>
          </table:table-cell>
          <table:table-cell table:style-name="ce17" table:number-columns-repeated="999"/>
        </table:table-row>
        <table:table-row table:style-name="ro1" table:number-rows-repeated="4">
          <table:table-cell/>
          <table:table-cell table:style-name="ce17" table:number-columns-repeated="1023"/>
        </table:table-row>
        <table:table-row table:style-name="ro1">
          <table:table-cell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6" calcext:value-type="float">
            <text:p>16</text:p>
          </table:table-cell>
          <table:table-cell table:style-name="ce17" table:number-columns-repeated="1003"/>
        </table:table-row>
        <table:table-row table:style-name="ro1">
          <table:table-cell/>
          <table:table-cell table:number-columns-repeated="4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/>
          <table:table-cell table:style-name="ce17" table:formula="of:=SUM([.B92:.K92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84]*[.X84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7"/>
          <table:table-cell table:style-name="ce17" table:formula="of:=SUM([.C92:.S92])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85]*[.X85]" office:value-type="float" office:value="92" calcext:value-type="float">
            <text:p>92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/>
          <table:table-cell table:style-name="ce17" table:formula="of:=SUM([.F92:.R92])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6]*[.X86]" office:value-type="float" office:value="85" calcext:value-type="float">
            <text:p>8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7"/>
          <table:table-cell table:style-name="ce17" table:formula="of:=SUM([.D92:.H92])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7]*[.X87]" office:value-type="float" office:value="35" calcext:value-type="float">
            <text:p>3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6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3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17"/>
          <table:table-cell table:style-name="ce23" table:formula="of:=SUM([.H92:.T92])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8]*[.X88]" office:value-type="float" office:value="85" calcext:value-type="float">
            <text:p>8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15"/>
          <table:table-cell table:number-columns-repeated="5" table:style-name="ce35" office:value-type="float" office:value="1" calcext:value-type="float">
            <text:p>1</text:p>
          </table:table-cell>
          <table:table-cell table:style-name="ce17"/>
          <table:table-cell table:style-name="ce24" table:formula="of:=SUM([.Q92:.U92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89]*[.X89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/>
          <table:table-cell table:style-name="ce17" table:formula="of:=SUM([.K92:.R92])" office:value-type="float" office:value="9" calcext:value-type="float">
            <text:p>9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90]*[.X90]" office:value-type="float" office:value="36" calcext:value-type="float">
            <text:p>36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/>
          <table:table-cell table:style-name="ce17" table:formula="of:=SUM([.J92:.M92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91]*[.X91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84:.W91])" office:value-type="float" office:value="101" calcext:value-type="float">
            <text:p>101</text:p>
          </table:table-cell>
          <table:table-cell table:style-name="ce17"/>
          <table:table-cell table:style-name="ce17" table:formula="of:=SUM([.Y84:.Y91])" office:value-type="float" office:value="883" calcext:value-type="float">
            <text:p>883</text:p>
          </table:table-cell>
          <table:table-cell table:style-name="ce17" table:number-columns-repeated="999"/>
        </table:table-row>
        <table:table-row table:style-name="ro1" table:number-rows-repeated="6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/>
          <table:table-cell table:style-name="ce17" table:number-columns-repeated="10"/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05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/>
          <table:table-cell table:style-name="ce17" table:number-columns-repeated="8"/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 table:number-rows-repeated="55">
          <table:table-cell/>
          <table:table-cell table:style-name="ce17" table:number-columns-repeated="1023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52"/>
        <table:table-column table:style-name="co1" table:number-columns-repeated="5" table:default-cell-style-name="ce35"/>
        <table:table-column table:style-name="co1" table:number-columns-repeated="2" table:default-cell-style-name="ce52"/>
        <table:table-column table:style-name="co1" table:number-columns-repeated="1014" table:default-cell-style-name="Default"/>
        <table:table-row table:style-name="ro1"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1013"/>
        </table:table-row>
        <table:table-row table:style-name="ro1">
          <table:table-cell table:style-name="ce49" table:number-columns-repeated="1024"/>
        </table:table-row>
        <table:table-row table:style-name="ro1">
          <table:table-cell/>
          <table:table-cell table:style-name="ce51" office:value-type="string" calcext:value-type="string">
            <text:p>MIN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Mejo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60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60" office:value-type="string" calcext:value-type="string">
            <text:p>c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52" table:number-columns-repeated="5"/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MAX</text:p>
          </table:table-cell>
          <table:table-cell/>
          <table:table-cell table:style-name="ce52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ejor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60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60" office:value-type="string" calcext:value-type="string">
            <text:p>c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3:43:04.750171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7:55:48.385118595</meta:creation-date>
    <dc:date>2020-04-18T13:49:11.158606454</dc:date>
    <meta:editing-duration>PT20H52M13S</meta:editing-duration>
    <meta:editing-cycles>30</meta:editing-cycles>
    <meta:generator>LibreOffice/6.1.3.2$Linux_X86_64 LibreOffice_project/10$Build-2</meta:generator>
    <meta:document-statistic meta:table-count="3" meta:cell-count="1128" meta:object-count="0"/>
    <meta:user-defined meta:name="qrichtext">1</meta:user-defined>
  </office:meta>
</office:document-meta>
</file>